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5f29d" officeooo:paragraph-rsid="0005f29d"/>
    </style:style>
    <style:style style:name="P2" style:family="paragraph" style:parent-style-name="Standard">
      <style:text-properties officeooo:rsid="0005f29d" officeooo:paragraph-rsid="000c0f6f"/>
    </style:style>
    <style:style style:name="P3" style:family="paragraph" style:parent-style-name="Standard">
      <style:text-properties officeooo:rsid="0005f29d" officeooo:paragraph-rsid="000c3797"/>
    </style:style>
    <style:style style:name="P4" style:family="paragraph" style:parent-style-name="Standard">
      <style:text-properties officeooo:rsid="0005f29d" officeooo:paragraph-rsid="000ca949"/>
    </style:style>
    <style:style style:name="P5" style:family="paragraph" style:parent-style-name="Standard">
      <style:text-properties officeooo:rsid="0005f29d" officeooo:paragraph-rsid="000f86b4"/>
    </style:style>
    <style:style style:name="P6" style:family="paragraph" style:parent-style-name="Standard">
      <style:text-properties officeooo:rsid="0005f29d" officeooo:paragraph-rsid="0010dc3e"/>
    </style:style>
    <style:style style:name="P7" style:family="paragraph" style:parent-style-name="Standard">
      <style:text-properties officeooo:rsid="0005f29d" officeooo:paragraph-rsid="00127e93"/>
    </style:style>
    <style:style style:name="P8" style:family="paragraph" style:parent-style-name="Standard">
      <style:text-properties officeooo:rsid="0005f29d" officeooo:paragraph-rsid="0014fa48"/>
    </style:style>
    <style:style style:name="P9" style:family="paragraph" style:parent-style-name="Standard">
      <style:text-properties officeooo:rsid="0005f29d" officeooo:paragraph-rsid="00279c21"/>
    </style:style>
    <style:style style:name="P10" style:family="paragraph" style:parent-style-name="Standard">
      <style:text-properties officeooo:rsid="00082b83" officeooo:paragraph-rsid="00082b83"/>
    </style:style>
    <style:style style:name="P11" style:family="paragraph" style:parent-style-name="Standard">
      <style:text-properties officeooo:rsid="00082b83" officeooo:paragraph-rsid="000c0f6f"/>
    </style:style>
    <style:style style:name="P12" style:family="paragraph" style:parent-style-name="Standard">
      <style:text-properties officeooo:rsid="00082b83" officeooo:paragraph-rsid="000c3797"/>
    </style:style>
    <style:style style:name="P13" style:family="paragraph" style:parent-style-name="Standard">
      <style:text-properties officeooo:rsid="00082b83" officeooo:paragraph-rsid="000ca949"/>
    </style:style>
    <style:style style:name="P14" style:family="paragraph" style:parent-style-name="Standard">
      <style:text-properties officeooo:rsid="0009d50a" officeooo:paragraph-rsid="0009d50a"/>
    </style:style>
    <style:style style:name="P15" style:family="paragraph" style:parent-style-name="Standard">
      <style:text-properties officeooo:rsid="000a2ce8" officeooo:paragraph-rsid="000a2ce8"/>
    </style:style>
    <style:style style:name="P16" style:family="paragraph" style:parent-style-name="Standard">
      <style:text-properties officeooo:rsid="000bae24" officeooo:paragraph-rsid="000c0f6f"/>
    </style:style>
    <style:style style:name="P17" style:family="paragraph" style:parent-style-name="Standard">
      <style:text-properties officeooo:rsid="000bae24" officeooo:paragraph-rsid="0010dc3e"/>
    </style:style>
    <style:style style:name="P18" style:family="paragraph" style:parent-style-name="Standard">
      <style:text-properties officeooo:rsid="000c3797" officeooo:paragraph-rsid="000c3797"/>
    </style:style>
    <style:style style:name="P19" style:family="paragraph" style:parent-style-name="Standard">
      <style:text-properties officeooo:rsid="000ca949" officeooo:paragraph-rsid="000ca949"/>
    </style:style>
    <style:style style:name="P20" style:family="paragraph" style:parent-style-name="Standard">
      <style:text-properties officeooo:rsid="000ca949" officeooo:paragraph-rsid="000f86b4"/>
    </style:style>
    <style:style style:name="P21" style:family="paragraph" style:parent-style-name="Standard">
      <style:text-properties officeooo:rsid="000ca949" officeooo:paragraph-rsid="0010dc3e"/>
    </style:style>
    <style:style style:name="P22" style:family="paragraph" style:parent-style-name="Standard">
      <style:text-properties officeooo:rsid="000ca949" officeooo:paragraph-rsid="00127e93"/>
    </style:style>
    <style:style style:name="P23" style:family="paragraph" style:parent-style-name="Standard">
      <style:text-properties officeooo:rsid="000ca949" officeooo:paragraph-rsid="00247111"/>
    </style:style>
    <style:style style:name="P24" style:family="paragraph" style:parent-style-name="Standard">
      <style:text-properties officeooo:rsid="000f86b4" officeooo:paragraph-rsid="000f86b4"/>
    </style:style>
    <style:style style:name="P25" style:family="paragraph" style:parent-style-name="Standard">
      <style:text-properties officeooo:rsid="0010dc3e" officeooo:paragraph-rsid="0010dc3e"/>
    </style:style>
    <style:style style:name="P26" style:family="paragraph" style:parent-style-name="Standard">
      <style:text-properties officeooo:rsid="00127e93" officeooo:paragraph-rsid="00127e93"/>
    </style:style>
    <style:style style:name="P27" style:family="paragraph" style:parent-style-name="Standard">
      <style:text-properties officeooo:rsid="00134da2" officeooo:paragraph-rsid="00134da2"/>
    </style:style>
    <style:style style:name="P28" style:family="paragraph" style:parent-style-name="Standard">
      <style:text-properties officeooo:rsid="0014fa48" officeooo:paragraph-rsid="0014fa48"/>
    </style:style>
    <style:style style:name="P29" style:family="paragraph" style:parent-style-name="Standard">
      <style:text-properties officeooo:rsid="00153788" officeooo:paragraph-rsid="00153788"/>
    </style:style>
    <style:style style:name="P30" style:family="paragraph" style:parent-style-name="Standard">
      <style:text-properties officeooo:rsid="0017ef5d" officeooo:paragraph-rsid="0017ef5d"/>
    </style:style>
    <style:style style:name="P31" style:family="paragraph" style:parent-style-name="Standard">
      <style:text-properties officeooo:rsid="0017ef5d" officeooo:paragraph-rsid="00293b19"/>
    </style:style>
    <style:style style:name="P32" style:family="paragraph" style:parent-style-name="Standard">
      <style:text-properties officeooo:rsid="00185366" officeooo:paragraph-rsid="00153788"/>
    </style:style>
    <style:style style:name="P33" style:family="paragraph" style:parent-style-name="Standard">
      <style:text-properties style:font-name="DejaVu Sans Mono" officeooo:rsid="00185366" officeooo:paragraph-rsid="00185366"/>
    </style:style>
    <style:style style:name="P34" style:family="paragraph" style:parent-style-name="Standard">
      <style:text-properties style:font-name="DejaVu Sans Mono" fo:font-size="10pt" style:font-size-asian="10pt" style:font-size-complex="10pt"/>
    </style:style>
    <style:style style:name="P35" style:family="paragraph" style:parent-style-name="Standard">
      <style:text-properties style:font-name="DejaVu Sans Mono" fo:font-size="10pt" officeooo:rsid="00185366" officeooo:paragraph-rsid="00185366" style:font-size-asian="10pt" style:font-size-complex="10pt"/>
    </style:style>
    <style:style style:name="P36" style:family="paragraph" style:parent-style-name="Standard">
      <style:text-properties style:font-name="DejaVu Sans Mono" fo:font-size="10pt" officeooo:rsid="00185366" officeooo:paragraph-rsid="002659d1" style:font-size-asian="10pt" style:font-size-complex="10pt"/>
    </style:style>
    <style:style style:name="P37" style:family="paragraph" style:parent-style-name="Standard">
      <style:text-properties style:font-name="DejaVu Sans Mono" fo:font-size="10pt" officeooo:rsid="00185366" officeooo:paragraph-rsid="00293b19" style:font-size-asian="10pt" style:font-size-complex="10pt"/>
    </style:style>
    <style:style style:name="P38" style:family="paragraph" style:parent-style-name="Standard">
      <style:text-properties style:font-name="DejaVu Sans Mono" fo:font-size="10pt" officeooo:paragraph-rsid="00185366" style:font-size-asian="10pt" style:font-size-complex="10pt"/>
    </style:style>
    <style:style style:name="P39" style:family="paragraph" style:parent-style-name="Standard">
      <style:text-properties style:font-name="DejaVu Sans Mono" fo:font-size="10pt" officeooo:rsid="00244f9f" officeooo:paragraph-rsid="00244f9f" style:font-size-asian="10pt" style:font-size-complex="10pt"/>
    </style:style>
    <style:style style:name="P40" style:family="paragraph" style:parent-style-name="Standard">
      <style:text-properties style:font-name="DejaVu Sans Mono" fo:font-size="10pt" officeooo:rsid="00244f9f" officeooo:paragraph-rsid="00293b19" style:font-size-asian="10pt" style:font-size-complex="10pt"/>
    </style:style>
    <style:style style:name="P41" style:family="paragraph" style:parent-style-name="Standard">
      <style:text-properties style:font-name="DejaVu Sans Mono" fo:font-size="10pt" officeooo:rsid="00293b19" officeooo:paragraph-rsid="00293b19" style:font-size-asian="10pt" style:font-size-complex="10pt"/>
    </style:style>
    <style:style style:name="P42" style:family="paragraph" style:parent-style-name="Standard">
      <style:text-properties style:font-name="DejaVu Sans Mono" fo:font-size="10pt" officeooo:rsid="002659d1" officeooo:paragraph-rsid="002659d1" style:font-size-asian="10pt" style:font-size-complex="10pt"/>
    </style:style>
    <style:style style:name="P43" style:family="paragraph" style:parent-style-name="Standard">
      <style:text-properties officeooo:rsid="00247111" officeooo:paragraph-rsid="00247111"/>
    </style:style>
    <style:style style:name="P44" style:family="paragraph" style:parent-style-name="Standard">
      <style:text-properties officeooo:rsid="00279c21" officeooo:paragraph-rsid="00279c21"/>
    </style:style>
    <style:style style:name="P45" style:family="paragraph" style:parent-style-name="Standard">
      <style:text-properties style:font-name="DejaVu Sans"/>
    </style:style>
    <style:style style:name="P46" style:family="paragraph" style:parent-style-name="Standard">
      <style:text-properties style:font-name="DejaVu Sans" fo:font-size="10pt" style:font-size-asian="10pt" style:font-size-complex="10pt"/>
    </style:style>
    <style:style style:name="P47" style:family="paragraph" style:parent-style-name="Standard">
      <style:text-properties style:font-name="DejaVu Sans" fo:font-size="10pt" officeooo:rsid="00293b19" officeooo:paragraph-rsid="00293b19" style:font-size-asian="10pt" style:font-size-complex="10pt"/>
    </style:style>
    <style:style style:name="P48" style:family="paragraph" style:parent-style-name="Standard">
      <style:text-properties style:font-name="DejaVu Sans" fo:font-size="10pt" officeooo:paragraph-rsid="00293b19" style:font-size-asian="10pt" style:font-size-complex="10pt"/>
    </style:style>
    <style:style style:name="P49" style:family="paragraph" style:parent-style-name="Standard">
      <style:text-properties style:font-name="DejaVu Sans" fo:font-size="10pt" officeooo:paragraph-rsid="002ab289" style:font-size-asian="10pt" style:font-size-complex="10pt"/>
    </style:style>
    <style:style style:name="P50" style:family="paragraph" style:parent-style-name="Standard">
      <style:text-properties style:font-name="DejaVu Sans" officeooo:paragraph-rsid="002ab289"/>
    </style:style>
    <style:style style:name="P51" style:family="paragraph" style:parent-style-name="Standard">
      <style:text-properties officeooo:rsid="002f639d" officeooo:paragraph-rsid="002f639d"/>
    </style:style>
    <style:style style:name="P52" style:family="paragraph" style:parent-style-name="Standard">
      <style:text-properties officeooo:rsid="0030b6e4" officeooo:paragraph-rsid="0030b6e4"/>
    </style:style>
    <style:style style:name="P53" style:family="paragraph" style:parent-style-name="Standard">
      <style:text-properties officeooo:rsid="0033027b" officeooo:paragraph-rsid="0033027b"/>
    </style:style>
    <style:style style:name="P54" style:family="paragraph" style:parent-style-name="Standard">
      <style:text-properties officeooo:rsid="00346783" officeooo:paragraph-rsid="00346783"/>
    </style:style>
    <style:style style:name="P55" style:family="paragraph" style:parent-style-name="Standard">
      <style:text-properties officeooo:rsid="00364f07" officeooo:paragraph-rsid="00364f07"/>
    </style:style>
    <style:style style:name="T1" style:family="text">
      <style:text-properties officeooo:rsid="000a2ce8"/>
    </style:style>
    <style:style style:name="T2" style:family="text">
      <style:text-properties fo:font-style="italic" officeooo:rsid="000a2ce8" style:font-style-asian="italic" style:font-style-complex="italic"/>
    </style:style>
    <style:style style:name="T3" style:family="text">
      <style:text-properties fo:font-style="normal" officeooo:rsid="000a2ce8" style:font-style-asian="normal" style:font-style-complex="normal"/>
    </style:style>
    <style:style style:name="T4" style:family="text">
      <style:text-properties officeooo:rsid="000c0f6f"/>
    </style:style>
    <style:style style:name="T5" style:family="text">
      <style:text-properties officeooo:rsid="000c3797"/>
    </style:style>
    <style:style style:name="T6" style:family="text">
      <style:text-properties officeooo:rsid="000ca949"/>
    </style:style>
    <style:style style:name="T7" style:family="text">
      <style:text-properties officeooo:rsid="000e28d5"/>
    </style:style>
    <style:style style:name="T8" style:family="text">
      <style:text-properties officeooo:rsid="000f86b4"/>
    </style:style>
    <style:style style:name="T9" style:family="text">
      <style:text-properties officeooo:rsid="0010dc3e"/>
    </style:style>
    <style:style style:name="T10" style:family="text">
      <style:text-properties officeooo:rsid="00134da2"/>
    </style:style>
    <style:style style:name="T11" style:family="text">
      <style:text-properties officeooo:rsid="0014fa48"/>
    </style:style>
    <style:style style:name="T12" style:family="text">
      <style:text-properties officeooo:rsid="0017090b"/>
    </style:style>
    <style:style style:name="T13" style:family="text">
      <style:text-properties officeooo:rsid="001a39f8"/>
    </style:style>
    <style:style style:name="T14" style:family="text">
      <style:text-properties fo:font-size="10pt" style:font-size-asian="10pt" style:font-size-complex="10pt"/>
    </style:style>
    <style:style style:name="T15" style:family="text">
      <style:text-properties officeooo:rsid="0023aa7d"/>
    </style:style>
    <style:style style:name="T16" style:family="text">
      <style:text-properties officeooo:rsid="00279c21"/>
    </style:style>
    <style:style style:name="T17" style:family="text">
      <style:text-properties officeooo:rsid="00293b19"/>
    </style:style>
    <style:style style:name="T18" style:family="text">
      <style:text-properties officeooo:rsid="002ab289"/>
    </style:style>
    <style:style style:name="T19" style:family="text">
      <style:text-properties officeooo:rsid="002f639d"/>
    </style:style>
    <style:style style:name="T20" style:family="text">
      <style:text-properties officeooo:rsid="0030b6e4"/>
    </style:style>
    <style:style style:name="T21" style:family="text">
      <style:text-properties officeooo:rsid="0031d4b1"/>
    </style:style>
    <style:style style:name="T22" style:family="text">
      <style:text-properties officeooo:rsid="0032d699"/>
    </style:style>
    <style:style style:name="T23" style:family="text">
      <style:text-properties officeooo:rsid="0033027b"/>
    </style:style>
    <style:style style:name="T24" style:family="text">
      <style:text-properties officeooo:rsid="00350ab4"/>
    </style:style>
    <style:style style:name="T25" style:family="text">
      <style:text-properties officeooo:rsid="0037c399"/>
    </style:style>
    <style:style style:name="T26" style:family="text">
      <style:text-properties officeooo:rsid="00384a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Monades</text:p>
      <text:p text:style-name="P1"/>
      <text:p text:style-name="P1"/>
      <text:p text:style-name="P1">Die Sprache Monades lehnt sich gefühlt an die in Haskell verwendeten Monaden an, obwohl sie in diesem Kontext etwas völlig anderes bedeuten.</text:p>
      <text:p text:style-name="P1"/>
      <text:p text:style-name="P1">Unter einer Monade wird im Folgenden <text:span text:style-name="T10">ein</text:span> Name sowie die <text:span text:style-name="T10">Zuweisung einer</text:span> Datenstruktur <text:span text:style-name="T19">zu diesem Namen </text:span>verstanden.</text:p>
      <text:p text:style-name="P1"/>
      <text:p text:style-name="P51">Da die Datenstruktur und die Funktionalität nicht auf das bisher in Computersprachen Übliche beschränkt sein soll, kann die Datenstruktur nicht vom Primärparser verarbeitet werden. Sie muss als Text gelesen werden. Die interne Datenstruktur kann Daten als Objekt oder Referenz eine<text:span text:style-name="T20">s</text:span> beliebigen <text:span text:style-name="T20">Typs beinhalten.</text:span></text:p>
      <text:p text:style-name="P1"/>
      <text:p text:style-name="P51">Aufgrund dieser Festlegung können Funktionen hier Module genannt genau einen Parameter besitzen. Deshalb wird die Sprache Monades genannt von ‚mono‘ gleich eins.</text:p>
      <text:p text:style-name="P51"/>
      <text:p text:style-name="P52">Es können dem Sprachkern beliebige Module hinzugefügt werden. Dies gilt auch für Parser zum Verarbeiten einer textuellen Datenstruktur. <text:span text:style-name="T21">Ist unter einem Namen ein Modul vorhanden, so geht dies der Zuweisung vor.</text:span></text:p>
      <text:p text:style-name="P51"/>
      <text:p text:style-name="P27">Die Sprache ist sehr einfach gehalten und nicht Touring vollständig.</text:p>
      <text:p text:style-name="P27"/>
      <text:p text:style-name="P27">Fehlende Ausdrucksmöglichkeiten können über die Einbettung von anderen Sprachen <text:span text:style-name="T20">über Module </text:span>erreicht werden (siehe Erweiterung).</text:p>
      <text:p text:style-name="P1"/>
      <text:h text:style-name="Heading_20_3" text:outline-level="3">1. Strings <text:span text:style-name="T4">(sonst nichts)</text:span></text:h>
      <text:p text:style-name="P1"/>
      <text:p text:style-name="P1">Der Einfachheit halber sind nur Strings zulässig. Sowohl der Name als auch die Daten liegen folglich als einfacher Text vor.</text:p>
      <text:p text:style-name="P1"/>
      <text:p text:style-name="P1">..........................................................................................................................................................</text:p>
      <text:p text:style-name="P1"/>
      <text:p text:style-name="P14"><text:span text:style-name="T1">[1] </text:span>Char ::= <text:span text:style-name="T1">#x9 | #xA | #xD | [#x0020-#xD7FF] | [#xE000-#xFFFD] | [#x10000-#x10FFFF] /</text:span><text:span text:style-name="T2">* Jedes Unicode-Zeichen ausgenommen die Ersatzblöcke FFFE und FFFF. <text:s/>(Quelle: XML in der Praxis, Addison-Wesley, 1998) <text:s/>*</text:span><text:span text:style-name="T3">/</text:span></text:p>
      <text:p text:style-name="P14"/>
      <text:p text:style-name="P15">[2] S ::= ( #x20 | #x9 | #xD | #xS )+</text:p>
      <text:p text:style-name="P15"/>
      <text:p text:style-name="P14"><text:span text:style-name="T1">[3] </text:span>NameChar ::= <text:span text:style-name="T1">Letter | Digit | ‚-‘ | ‚_‘ | CombiningChar | Extender</text:span></text:p>
      <text:p text:style-name="P2"/>
      <text:p text:style-name="P16">Die Zeichenklassen sind aus der XML Definition entnommen. <text:span text:style-name="T2">(Quelle: XML in der Praxis, Addison-Wesley, 1998)</text:span></text:p>
      <text:p text:style-name="P2">..........................................................................................................................................................</text:p>
      <text:p text:style-name="P2"/>
      <text:h text:style-name="Heading_20_3" text:outline-level="3">2. Namen und Daten</text:h>
      <text:p text:style-name="P2"/>
      <text:p text:style-name="P12"><text:soft-page-break/>Dem Namen wird eine Datenstruktur, die immer als String vorliegt zugewiesen. Der Zuweiseoperator ist der einzige bekannte Operator. <text:span text:style-name="T21">Achtung: Module und nur diese können als Ausnahme eine beliebige andere Datenstruktur ausgeben.</text:span></text:p>
      <text:p text:style-name="P3"/>
      <text:p text:style-name="P12">Die Datenstruktur bildet den, auf den Zuweiseoperator folgenden Text bis zum Zeilenende.</text:p>
      <text:p text:style-name="P12"/>
      <text:p text:style-name="P3">Der Name und die Daten werden in einem Tuple mit den Feldern ‚name‘ und ‚value‘ gespeichert.</text:p>
      <text:p text:style-name="P12"/>
      <text:p text:style-name="P3">Mehrere solcher Tuples bilden eine Liste.</text:p>
      <text:p text:style-name="P3"/>
      <text:p text:style-name="P2">..........................................................................................................................................................</text:p>
      <text:p text:style-name="P2"/>
      <text:p text:style-name="P11"><text:span text:style-name="T1">[4] Name</text:span> ::= <text:span text:style-name="T1">( Letter | ‚-‘ | ‚_‘ | Digit ) (NameChar)*</text:span></text:p>
      <text:p text:style-name="P11"/>
      <text:p text:style-name="P11"><text:span text:style-name="T1">[5] </text:span>Value ::= <text:span text:style-name="T4">(Char)*</text:span></text:p>
      <text:p text:style-name="P12"/>
      <text:p text:style-name="P12"><text:span text:style-name="T4">[6] </text:span>Operator ::= <text:span text:style-name="T4">#x20</text:span></text:p>
      <text:p text:style-name="P12"/>
      <text:p text:style-name="P18">[7] Zeilenende ::= (#xD)? #xA</text:p>
      <text:p text:style-name="P12"/>
      <text:p text:style-name="P12"><text:span text:style-name="T4">[7] </text:span>Tuple <text:span text:style-name="T9">(einfach) </text:span>::= Name <text:span text:style-name="T4">Operator </text:span>Value <text:span text:style-name="T5">Zeilenende</text:span></text:p>
      <text:p text:style-name="P3"/>
      <text:p text:style-name="P18">[8] Tuples ::= (Tuple) +</text:p>
      <text:p text:style-name="P2">..........................................................................................................................................................</text:p>
      <text:p text:style-name="P2"/>
      <text:h text:style-name="Heading_20_3" text:outline-level="3">3. Module</text:h>
      <text:p text:style-name="P19"/>
      <text:p text:style-name="P10">Um eine Sprache zu bilden, kann einem Namen auch ein ‚Modul‘ genanntes Programm zugewiesen werden. Dieses Programm wird verwendet um die Datenstruktur zu verarbeiten. Das Programm ist für die Zerlegung der Datenstruktur (parsing) selbst verantwortlich. <text:span text:style-name="T21">Dies kann an einen Parser delegiert werden. Weitere Einschränkungen diesbezüglich bestehen nicht.</text:span></text:p>
      <text:p text:style-name="P10"/>
      <text:p text:style-name="P19">Module werden in eine Tabelle (Map) eingehängt. Vor einer Zuweisung einer Datenstruktur wird geprüft, ob es zu dem Namen ein Modul gibt. Dieses Modul wird aufgerufen und die Datenstruktur wird übergeben. Der Rückgabewert wird anschließend dem Namen zugewiesen.</text:p>
      <text:p text:style-name="P23"/>
      <text:p text:style-name="P23">Soll eine Zuweisung ohne einen Modulaufruf erfolgen <text:span text:style-name="T7">(Auslassung)</text:span>, muss dem Namen eine Tilde ‚<text:span text:style-name="T7">~‘</text:span> vorangestellt werden.</text:p>
      <text:p text:style-name="P23"/>
      <text:p text:style-name="P43">Module lesen die übergebene Datenstruktur. Das kann ein Literal sein, dann wird das Ergebnis immer unter dem Namen des Moduls in die Variablentabelle (Map) gespeichert.</text:p>
      <text:p text:style-name="P43"/>
      <text:p text:style-name="P43">Ist die übergebene Datenstruktur eine Variable, wird sie mit dem Ergebnis überschrieben. Um das zu verhindern, kann dem Namen eine Tilde ‚~‘ nachgestellt werden. Dann wird ebenfals der Name des Moduls als Speicherort verwendet.</text:p>
      <text:p text:style-name="P23"/>
      <text:p text:style-name="P4">..........................................................................................................................................................</text:p>
      <text:p text:style-name="P4"/>
      <text:p text:style-name="P13"><text:span text:style-name="T6">[9] Modul</text:span> ::= <text:span text:style-name="T6">Name</text:span></text:p>
      <text:p text:style-name="P13"/>
      <text:p text:style-name="P19">[10] <text:span text:style-name="T7">Auslassung</text:span> ::= ‚~‘ <text:span text:style-name="T7">Name</text:span></text:p>
      <text:p text:style-name="P4"><text:soft-page-break/>..........................................................................................................................................................</text:p>
      <text:p text:style-name="P19"/>
      <text:h text:style-name="Heading_20_3" text:outline-level="3">4. Ersetzungen</text:h>
      <text:p text:style-name="P19"/>
      <text:p text:style-name="P19">In einer Datenstruktur werden Ersetzungen vorgenommen, wenn das Modul ‚<text:span text:style-name="T22">resolve</text:span>‘ aufgerufen wird. Die Platzhalter werden durch die gefundenen Daten ersetzt, wenn <text:span text:style-name="T8">der Name zwischen dem Starttoken und Endtoken in der Liste der Tuples vorhanden ist.</text:span></text:p>
      <text:p text:style-name="P19"/>
      <text:p text:style-name="P24">In einer Datenstruktur können beliebig viele Platzhalter vorhanden sein. Ist die Datenstruktur selbst ein Programm, wird von Ersetzungen abgeraten, auch wenn dies prinzipiell möglich ist.</text:p>
      <text:p text:style-name="P10"/>
      <text:p text:style-name="P4">..........................................................................................................................................................</text:p>
      <text:p text:style-name="P19"/>
      <text:p text:style-name="P19">[<text:span text:style-name="T8">11] Starttoken ::= ‚$‘</text:span></text:p>
      <text:p text:style-name="P19"/>
      <text:p text:style-name="P24">[12] Endtoken ::= ‚;‘</text:p>
      <text:p text:style-name="P24"/>
      <text:p text:style-name="P24">[13] Platzhalter ::= Starttoken Name Endtoken</text:p>
      <text:p text:style-name="P5">..........................................................................................................................................................</text:p>
      <text:p text:style-name="P20"/>
      <text:h text:style-name="Heading_20_3" text:outline-level="3">5. Verschachtelungen</text:h>
      <text:p text:style-name="P25"/>
      <text:p text:style-name="P25">Tuples, also Zuweisungen von Namen und Daten können beliebig verschachtelt werden. Dabei muss die Datenstruktur in runde Klammern eingeschlossen werden.</text:p>
      <text:p text:style-name="P25"/>
      <text:p text:style-name="P25">Bei dem Text zwischen der öffnenden Klammer und der schliessenden Klammer handelt es sich um eine Zuweisung. Die Schachtelungstiefe von Zuweisungen ist beliebig.</text:p>
      <text:p text:style-name="P20"/>
      <text:p text:style-name="P6">..........................................................................................................................................................</text:p>
      <text:p text:style-name="P21"/>
      <text:p text:style-name="P25">[14] Startklammer ::= ‚(‚</text:p>
      <text:p text:style-name="P25"/>
      <text:p text:style-name="P25">[15] Endklammer ::= ‚)‘</text:p>
      <text:p text:style-name="P20"/>
      <text:p text:style-name="P25">[16] Tuple (rekursiv) ::= Name Operator Startklammer Tuple Endklammer Zeilenende</text:p>
      <text:p text:style-name="P7">..........................................................................................................................................................</text:p>
      <text:p text:style-name="P26"/>
      <text:h text:style-name="Heading_20_3" text:outline-level="3">6. Erweiterung</text:h>
      <text:p text:style-name="P22"/>
      <text:p text:style-name="P26">Als Erweiterung kann eine Datenstruktur über eine Zeile hinausgehen. In diesem Fall besteht die Zuweisung aus einem speziellen Tuple, dessen Datenstruktur aus Zuweisungsdaten besteht. Anschliessend folgt beliebiger Text, bis die Zuweisungdaten in einer separaten Zeile wiederholt werden.</text:p>
      <text:p text:style-name="P26"/>
      <text:p text:style-name="P26">Erweiterungen können nicht innerhalb einer Verschachtelung auftreten.</text:p>
      <text:p text:style-name="P7"/>
      <text:p text:style-name="P7">..........................................................................................................................................................</text:p>
      <text:p text:style-name="P7"/>
      <text:p text:style-name="P26">[<text:span text:style-name="T16">17</text:span>] Zuweisungsdaten ::= (NameChar)*</text:p>
      <text:p text:style-name="P26"><text:soft-page-break/></text:p>
      <text:p text:style-name="P26">[<text:span text:style-name="T16">18</text:span>] Zuweisungsdaten-Startmarke ::= ‚--‘ Zuweisungsdaten ‚::‘</text:p>
      <text:p text:style-name="P26"/>
      <text:p text:style-name="P26">[<text:span text:style-name="T16">19</text:span>] Zuweisungsdaten-Endemarke ::= ‚::‘ <text:s/>Zuweisungsdaten ‚--‘</text:p>
      <text:p text:style-name="P7">..........................................................................................................................................................</text:p>
      <text:p text:style-name="P7"/>
      <text:h text:style-name="Heading_20_3" text:outline-level="3">7. Kommentare</text:h>
      <text:p text:style-name="P44"/>
      <text:p text:style-name="P44">Zeilen die mit ‚#‘ beginnen, werden überlesen.</text:p>
      <text:p text:style-name="P9"/>
      <text:p text:style-name="P9">..........................................................................................................................................................</text:p>
      <text:p text:style-name="P9"/>
      <text:p text:style-name="P44">[20] Kommentar ::= ‚#‘ (Char)*</text:p>
      <text:p text:style-name="P9">..........................................................................................................................................................</text:p>
      <text:p text:style-name="P9"/>
      <text:h text:style-name="Heading_20_3" text:outline-level="3"><text:span text:style-name="T26">8</text:span>. Zeichenklassen</text:h>
      <text:p text:style-name="P21"/>
      <text:p text:style-name="P17">Die Zeichenklassen sind aus der XML Definition entnommen. <text:span text:style-name="T2">(Quelle: XML in der Praxis, Addison-Wesley, 1998)</text:span></text:p>
      <text:p text:style-name="P6"/>
      <text:p text:style-name="P6">..........................................................................................................................................................</text:p>
      <text:p text:style-name="P21"/>
      <text:p text:style-name="P16">[<text:span text:style-name="T16">21</text:span>] Letter ::= BaseChar | Ideographic</text:p>
      <text:p text:style-name="P16">[<text:span text:style-name="T16">22</text:span>] BaseChar ::= Zeichenklasse</text:p>
      <text:p text:style-name="P16">[<text:span text:style-name="T16">23</text:span>] Ideographic ::= Zeichenklasse</text:p>
      <text:p text:style-name="P16">[<text:span text:style-name="T16">24</text:span>] CombiningChar ::= Zeichenklasse</text:p>
      <text:p text:style-name="P16">[<text:span text:style-name="T16">25</text:span>] Digit ::= Zeichenklasse</text:p>
      <text:p text:style-name="P16">[<text:span text:style-name="T16">26</text:span>] Extender ::= Zeichenklasse</text:p>
      <text:p text:style-name="P6">..........................................................................................................................................................</text:p>
      <text:p text:style-name="P6"/>
      <text:h text:style-name="Heading_20_3" text:outline-level="3"><text:span text:style-name="T26">9</text:span>. Interne Struktur</text:h>
      <text:p text:style-name="P53"/>
      <text:p text:style-name="P53">Intern werden die Daten in einer Tuples genannten Struktur gespeichert. Nur diese Struktur wird vom Programmkern verarbeitet, alle sonstigen Daten müssen an ein Modul übergeben werden.</text:p>
      <text:p text:style-name="P53"/>
      <text:p text:style-name="P53">Es gibt drei Arten von Tuples.</text:p>
      <text:p text:style-name="P53"/>
      <text:p text:style-name="P53">Literaltuple: dieses beinhaltet zwei Strings, den Namen und den Wert.</text:p>
      <text:p text:style-name="P53"/>
      <text:p text:style-name="P53">Listentuple: Dieses beinhaltet einen String für den Namen sowie eine Liste für weitere Tuples.</text:p>
      <text:p text:style-name="P53"/>
      <text:p text:style-name="P53">Objekttuple: Dieses beinhaltet einen String für den Namen und einen allgemeinen Datentyp.</text:p>
      <text:p text:style-name="P53"/>
      <text:p text:style-name="P54">Die Verarbeitung beginnt auf der untersten Ebene immer mit einem Listentuple. Die Verarbeitung endet am Ende der Liste. Ein Sprung auf eine andere Ebene ist zulässig. Ein Rücksprung hinter den ‚<text:span text:style-name="T24">monades</text:span>‘ aufrufenden Listeneintrag ist zulässig. Dieser erfolgt mit ‚return‘.</text:p>
      <text:p text:style-name="P7"/>
      <text:h text:style-name="Heading_20_3" text:outline-level="3"><text:soft-page-break/><text:span text:style-name="T26">10</text:span>. Zielsetzung</text:h>
      <text:p text:style-name="P26"/>
      <text:p text:style-name="P8"><text:span text:style-name="T11">Das </text:span>Ziel der Sprache ist <text:span text:style-name="T11">die Beschreibung einer Ablauffolge von Aktionen auf </text:span>ein<text:span text:style-name="T11">e</text:span> <text:span text:style-name="T11">einfache und verständliche Art und Weise. Die Beschreibung der Ablauffolge soll in einem Runtimemodul direkt ausgeführt werden können.</text:span></text:p>
      <text:p text:style-name="P8"/>
      <text:p text:style-name="P55">Ein Programm in dieser Sprache soll manuell und automatisch <text:span text:style-name="T25">(z.B. über eine KI) </text:span>geschrieben werden können.</text:p>
      <text:p text:style-name="P8"/>
      <text:p text:style-name="P28">Der Ausführungszweck liegt <text:span text:style-name="T22">primär </text:span>im Testen von Microservices sowie dem Zusammenfassen von Microservices zu Funktionseinheiten. <text:span text:style-name="T22">Sekundär können Sprachen verschiedenen Typs in einem Dokument verknüpft werden.</text:span></text:p>
      <text:p text:style-name="P28"/>
      <text:h text:style-name="Heading_20_3" text:outline-level="3"><text:span text:style-name="T23">11</text:span>. Beispiele</text:h>
      <text:p text:style-name="P28"/>
      <text:p text:style-name="P29"><text:span text:style-name="T13">a. </text:span>Abfrage eines Service, <text:span text:style-name="T12">ohne Verschachtelungen zu verwenden.</text:span></text:p>
      <text:p text:style-name="P32"/>
      <text:p text:style-name="P33">#<text:span text:style-name="T14"> Einfache Zuweisungen</text:span></text:p>
      <text:p text:style-name="P34">host http://192.168.214.146:8086</text:p>
      <text:p text:style-name="P34">addr $host;/if/get-latest-worknumber</text:p>
      <text:p text:style-name="P34"/>
      <text:p text:style-name="P35"># Vervollständige addr und löse $host; auf</text:p>
      <text:p text:style-name="P34">resolve addr</text:p>
      <text:p text:style-name="P34"/>
      <text:p text:style-name="P36"># Hole das Dokument ab<text:span text:style-name="T15">. Die Tilde (~) ist notwendig um die</text:span></text:p>
      <text:p text:style-name="P42"># Variable addr nicht zu überschreiben.</text:p>
      <text:p text:style-name="P34">gethttp<text:span text:style-name="T15">~</text:span> addr</text:p>
      <text:p text:style-name="P34"/>
      <text:p text:style-name="P35"># Einfache Zuweisung, das Modul jxpath ist nicht gemeint <text:span text:style-name="T15">(~).</text:span></text:p>
      <text:p text:style-name="P34">~jxpath gethttp</text:p>
      <text:p text:style-name="P35"/>
      <text:p text:style-name="P35"># Verschiebe den Inhalt von gethttp nach jxpath</text:p>
      <text:p text:style-name="P38">resolve jxpath</text:p>
      <text:p text:style-name="P38"/>
      <text:p text:style-name="P35"># Führe JXPath aus, das Ergebnis steht nun in ‘jxpath‘</text:p>
      <text:p text:style-name="P39"># (~) ist nicht notwendig, da das Argument ein Literal ist.</text:p>
      <text:p text:style-name="P34">jxpath /result/content/@value</text:p>
      <text:p text:style-name="P29"/>
      <text:p text:style-name="P30"/>
      <text:p text:style-name="P30"><text:span text:style-name="T13">b. </text:span>Die selbe Funktionalität mit verschachtelten Monaden.</text:p>
      <text:p text:style-name="Standard"/>
      <text:p text:style-name="P47">#Einfache Zuweisungen</text:p>
      <text:p text:style-name="P46">host http://192.168.214.146:8086</text:p>
      <text:p text:style-name="P46">addr $host;/if/get-latest-worknumber</text:p>
      <text:p text:style-name="P46"/>
      <text:p text:style-name="P37"># Hole das Dokument ab, <text:span text:style-name="T17">v</text:span>ervollständige addr und löse</text:p>
      <text:p text:style-name="P37"><text:span text:style-name="T17"># </text:span>$host; <text:span text:style-name="T17">vorher </text:span>auf. <text:span text:style-name="T17">Danach speichere das Ergebnis in</text:span></text:p>
      <text:p text:style-name="P41"># der Variable a.</text:p>
      <text:p text:style-name="P48">a ( gethttp ( resolve addr ) )</text:p>
      <text:p text:style-name="P46"/>
      <text:p text:style-name="P37"># Führe JXPath aus, das Ergebnis steht nun in ‘jxpath‘</text:p>
      <text:p text:style-name="P40"># (~) ist notwendig, da das Argument <text:span text:style-name="T17">kein </text:span>ein Literal ist.</text:p>
      <text:p text:style-name="P41"># Andernfalls stünde das Resultat in a.</text:p>
      <text:p text:style-name="P48">jxpath<text:span text:style-name="T17">~</text:span> ( a /result/content/@value )</text:p>
      <text:p text:style-name="P45"/>
      <text:p text:style-name="Standard"/>
      <text:p text:style-name="P31"><text:soft-page-break/><text:span text:style-name="T17">c. </text:span>Die selbe Funktionalität, <text:span text:style-name="T17">das Resultat steht in der Variablen b, der Statuscode in der Variablen c</text:span>.</text:p>
      <text:p text:style-name="Standard"/>
      <text:p text:style-name="P48">host http://192.168.214.146:8086</text:p>
      <text:p text:style-name="P48">addr $host;/if/get-latest-worknumber</text:p>
      <text:p text:style-name="P48">a ( gethttp ( resolve addr ) )</text:p>
      <text:p text:style-name="P48"><text:span text:style-name="T17">b ( </text:span>jxpath ( a /result/content/@value ) <text:span text:style-name="T17">)</text:span></text:p>
      <text:p text:style-name="P49"><text:span text:style-name="T18">c ( </text:span>jxpath ( a /result/<text:span text:style-name="T18">status-code</text:span>/@value ) <text:span text:style-name="T17">)</text:span></text:p>
      <text:p text:style-name="P50"/>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13:14:28.169258372</meta:creation-date>
    <meta:generator>LibreOffice/6.0.3.2$Linux_X86_64 LibreOffice_project/00$Build-2</meta:generator>
    <dc:date>2018-06-11T12:15:28.269058858</dc:date>
    <meta:editing-duration>PT4H37M1S</meta:editing-duration>
    <meta:editing-cycles>38</meta:editing-cycles>
    <meta:document-statistic meta:table-count="0" meta:image-count="0" meta:object-count="0" meta:page-count="6" meta:paragraph-count="124" meta:word-count="1208" meta:character-count="10634" meta:non-whitespace-character-count="9549"/>
  </office:meta>
</office:document-meta>
</file>